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text-properties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print 1<text:s/>Plan</text:p>
      <text:p text:style-name="P2">C# Game Engine</text:p>
      <text:p text:style-name="P3">Sharp Slugs</text:p>
      <text:p text:style-name="P4">Revision<text:s/>2</text:p>
      <text:p text:style-name="P5">October 9, 2018</text:p>
      <text:p text:style-name="P6"/>
      <text:p text:style-name="Standard"><text:span text:style-name="T7">GOAL:</text:span><text:s/>For this sprint we want to create a basic “game” class as a framework, as well as a graphics library so that assets can be displayed on the screen.</text:p>
      <text:p text:style-name="P8"/>
      <text:p text:style-name="Standard"><text:span text:style-name="T9">Task Listing</text:span>:</text:p>
      <text:p text:style-name="Standard">User story 1: As a game designer I want a main “game” class so that I can have a foundation to create</text:p>
      <text:p text:style-name="Standard">my game.</text:p>
      <text:list text:style-name="LFO1" text:continue-numbering="true">
        <text:list-item>
          <text:p text:style-name="P10">Abstract functions to override<text:s/>[Sean]</text:p>
        </text:list-item>
        <text:list-item>
          <text:p text:style-name="P11">Create back-end of class (calling update loop, initialization, etc.)<text:s/>[Sean]</text:p>
        </text:list-item>
        <text:list-item>
          <text:p text:style-name="P12">Run function that starts the actual loops<text:s/>[Harpreet]</text:p>
        </text:list-item>
        <text:list-item>
          <text:p text:style-name="P13">Game time struct/timer class<text:s/>for calculations<text:s/>[Harpreet]</text:p>
        </text:list-item>
        <text:list-item>
          <text:p text:style-name="P14">Allow setting of game resolution (Optional, default 1080p)<text:s/>[Harpreet]</text:p>
        </text:list-item>
        <text:list-item>
          <text:p text:style-name="P15">Allow for setting of target framerate/vsync<text:s/>[Timothy]</text:p>
        </text:list-item>
        <text:list-item>
          <text:p text:style-name="P16">Skip draw iterations if game is behind target framerate<text:s/>[Timothy]</text:p>
        </text:list-item>
      </text:list>
      <text:p text:style-name="P17">User story 2: As a player I want the created games to work on multiple operating systems.</text:p>
      <text:p text:style-name="Standard">User story<text:s/>3: As a game designer I want a graphics library so that I can have external assets appear on</text:p>
      <text:p text:style-name="Standard">screen.</text:p>
      <text:list text:style-name="LFO2" text:continue-numbering="true">
        <text:list-item>
          <text:p text:style-name="P18">Draw calls such as line, box, circle, etc (Called every frame that they are drawn)<text:s/>[Andrew]</text:p>
        </text:list-item>
        <text:list-item>
          <text:p text:style-name="P19">Text drawing<text:s/>[Andrew]</text:p>
        </text:list-item>
        <text:list-item>
          <text:p text:style-name="P20">Persistent drawn objects that must be explicitly deleted<text:s/>[Luciano]</text:p>
        </text:list-item>
        <text:list-item>
          <text:p text:style-name="P21">A way to move/scale/rotate these explicit objects<text:s/>[Luciano]</text:p>
        </text:list-item>
        <text:list-item>
          <text:p text:style-name="P22">Animation class<text:s/>[Andrew]</text:p>
        </text:list-item>
      </text:list>
      <text:p text:style-name="P23">User story<text:s/>4:<text:s/>As a<text:s/>programmer<text:s/>I want to learn C# so I can create this project.<text:s/>[Timothy, Harpreet, Andrew, Luciano]</text:p>
      <text:p text:style-name="P24"/>
      <text:p text:style-name="P25"/>
      <text:p text:style-name="P26">Team<text:s/>Roles:</text:p>
      <text:p text:style-name="Standard">Sean Riley: Product Owner, Developer, Programmer</text:p>
      <text:p text:style-name="Standard">Harpreet Singh: Scrum Master, Developer, Programmer</text:p>
      <text:p text:style-name="Standard">Andrew Purcell: Developer, Programmer</text:p>
      <text:p text:style-name="Standard">Timothy Su: Developer, Programmer</text:p>
      <text:p text:style-name="Standard">Luciano Orellana: Developer, Programmer</text:p>
      <text:p text:style-name="P27"/>
      <text:p text:style-name="P28">Initial task assignment:</text:p>
      <text:p text:style-name="Standard">Sean Riley: User Story 1: Tasks 1,2</text:p>
      <text:p text:style-name="Standard">Harpreet Singh: User Story 1: Tasks 3,4,5.<text:s/>User story 4.</text:p>
      <text:p text:style-name="Standard">Andrew Purcell: User Story<text:s/>3: Tasks 1,2,5.<text:s/>User story 4.</text:p>
      <text:p text:style-name="Standard">Timothy Su: User story 1: Tasks 6,7. User story<text:s/>4.</text:p>
      <text:p text:style-name="Standard">Luciano Orellana: User story<text:s/>3: Tasks 3,4,5.<text:s/>User story 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othy Su</meta:initial-creator>
    <dc:creator>Timothy Su</dc:creator>
    <meta:creation-date>2018-10-12T05:37:00Z</meta:creation-date>
    <dc:date>2018-10-12T05:37:00Z</dc:date>
    <meta:print-date>2018-10-12T05:36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77" meta:character-count="1857" meta:row-count="13" meta:non-whitespace-character-count="1583"/>
  </office:meta>
</office:document-meta>
</file>